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0c8208"/>
    </style:style>
    <style:style style:name="P2" style:family="paragraph" style:parent-style-name="Standard">
      <style:paragraph-properties fo:text-align="end" style:justify-single-word="false"/>
      <style:text-properties officeooo:paragraph-rsid="000c8208"/>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c8208" officeooo:paragraph-rsid="000c8208" style:font-weight-asian="bold" style:font-weight-complex="bold"/>
    </style:style>
    <style:style style:name="T1" style:family="text">
      <style:text-properties fo:font-weight="bold" officeooo:rsid="000ea97b" style:font-weight-asian="bold" style:font-weight-complex="bold"/>
    </style:style>
    <style:style style:name="T2" style:family="text">
      <style:text-properties fo:font-weight="bold" officeooo:rsid="000c8208" style:font-weight-asian="bold" style:font-weight-complex="bold"/>
    </style:style>
    <style:style style:name="T3" style:family="text">
      <style:text-properties style:text-position="super 58%" fo:font-weight="bold" officeooo:rsid="000ea97b" style:font-weight-asian="bold" style:font-weight-complex="bold"/>
    </style:style>
    <style:style style:name="T4" style:family="text">
      <style:text-properties officeooo:rsid="000c82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text:span><text:span text:style-name="T2">8.</text:span><text:span text:style-name="T1"> </text:span><text:span text:style-name="T2">d</text:span><text:span text:style-name="T1">ecember 2019, BornHack HQ, </text:span><text:span text:style-name="T2">Planeten Jorden</text:span></text:p>
      <text:p text:style-name="P2"><text:span text:style-name="T2"/></text:p>
      <text:p text:style-name="P4"/>
      <text:p text:style-name="P4">Kære $sponsor</text:p>
      <text:p text:style-name="P1">Vi er ved at evaluere BornHack 2019 og i den forbindelse er vi endelig kommet til et tiltrængt TAK til alle de sponsorer som fik det til at ske.</text:p>
      <text:p text:style-name="P1"/>
      <text:p text:style-name="P4">BornHack 2019</text:p>
      <text:p text:style-name="P1">Med jeres hjælp fik vi samlet over 300 deltagere fra mere end 10 lande på vores nye område Hylkedam på Fyn. Deltagerne spænder fra programmører over hardware hackere, til politikere, kunstnere og andre kreative sjæle.</text:p>
      <text:p text:style-name="P1"/>
      <text:p text:style-name="Standard">På det 180.000m2 store område fik vi distribueret kablet og trådløst netværk vha. mere end 2km fiber kabel og en masse WiFi accesspoints. Over 1000 meter 400V@32A strømkabler forsynede deltagernes telte med op til 16A, og lejede toilet- og badevogne sikrede at alle havde de nødvendige faciliteter tæt på. Vores frivillige klarede igen i år den store opgave med at få sat over 20 fælles telte op, fra vores store taler telt (som er 252m2) til mindre village-telte og pavilioner fra 15-70m2. Med sponsorers hjælp kunne vi igen i år tilbyde gratis udlån af cykler, daglige shuttle ture, vores nye lækre madområde, og endda et nyt wellness-område med et opvarmet spa-bad (som viste sig at være meget populært i det danske vejr).</text:p>
      <text:p text:style-name="Standard"/>
      <text:p text:style-name="P3">Badget</text:p>
      <text:p text:style-name="Standard">Sponsorer gjorde det også muligt at give et "badge" til alle deltagere igen i år - et elektronisk navneskilt. Ideen om et badge passer perfekt med ånden i en hacker-festival: Det opfordrer folk til at hacke, pille, modificere, udvide, programmere og lære nye ting på en sjov og meget håndgribelig måde. Vi har inkluderet et eksemplar af badget med dette brev og vi håber at I kan lide det - det har bragt så meget glæde, underholdning og uddannelse til alle deltagerne. Badget er helt klart den ting som folk er mest interesserede i når vi er ude og promovere BornHack. Både rutinerede hardware hackere såvel som begyndere og børn legede med badget under og efter arrangementet, og den software version der ligger på det badge I har modtaget indeholder en af de mange deltager-udviklede applikationer, nemlig det kendte spil Snake.</text:p>
      <text:p text:style-name="Standard"/>
      <text:p text:style-name="Standard">Bare sæt batterierne i og tænd badget ved at trykke på "Power" og gå i gang med at udforske! Vi har lagt jeres logo på det så det evt. kan pynte et sted (i så fald kan det tilsluttes USB strøm så det bliver ved med at virke).</text:p>
      <text:p text:style-name="Standard"/>
      <text:p text:style-name="P3">BornHack 2020</text:p>
      <text:p text:style-name="Standard">BornHack 2020 ligger fra 11. til 18. august og vi glæder os til at komme tilbage til Hylkedam, og bruge alle de ting vi lærte om området i år. Vi kontakter jer i løbet af første halvdel af 2020 omkring et nyt sponsorat. Skriv gerne til sponsors@bornhack.dk hvis I har spørgsmål.</text:p>
      <text:p text:style-name="Standard"/>
      <text:p text:style-name="P3">Tak</text:p>
      <text:p text:style-name="Standard">Til sidst vil vi bare sige tak igen for at I har været en uundværlig del af BornHack 2019. Vi håber at I fik det ud af det som I ønskede, det var super at have jer med. Vi ønsker jer og jeres venner, familier, kunder og samarbejdspartnere en god start på det nye år (og årti!) - happy hacking!</text:p>
      <text:p text:style-name="Standard"/>
      <text:p text:style-name="Standard">De bedste hilsner fra BornHack arrangørerne:</text:p>
      <text:p text:style-name="Standard"/>
      <text:p text:style-name="Standard">Lasse, Thomas, Anke, Flemming, Alexander, Tobias, Viðir, Sarah, Jesper, <text:span text:style-name="T4">og </text:span>Thom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6:48:16.499598888</meta:creation-date>
    <dc:date>2019-12-18T16:53:01.697814133</dc:date>
    <meta:editing-duration>PT3M20S</meta:editing-duration>
    <meta:editing-cycles>2</meta:editing-cycles>
    <meta:generator>LibreOffice/6.1.5.2$Linux_X86_64 LibreOffice_project/10$Build-2</meta:generator>
    <meta:document-statistic meta:table-count="0" meta:image-count="0" meta:object-count="0" meta:page-count="1" meta:paragraph-count="15" meta:word-count="518" meta:character-count="2933" meta:non-whitespace-character-count="2430"/>
  </office:meta>
</office:document-meta>
</file>